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ILLA APOLAYA, AMELIA EL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186107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HINCH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ILLA APOLAYA, AMELIA EL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8610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ATO CRIOLLO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19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